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1098in"/>
    </style:style>
    <style:style style:name="co9" style:family="table-column">
      <style:table-column-properties fo:break-before="auto" style:column-width="5.5835in"/>
    </style:style>
    <style:style style:name="co10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81d41a" style:text-align-source="fix" style:repeat-content="false"/>
      <style:paragraph-properties fo:text-align="start" fo:margin-left="0in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21">
      <style:table-cell-properties fo:background-color="#81d41a" style:text-align-source="fix" style:repeat-content="false"/>
      <style:paragraph-properties fo:text-align="start" fo:margin-left="0in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21"/>
    <style:style style:name="ce18" style:family="table-cell" style:parent-style-name="Default" style:data-style-name="N122">
      <style:table-cell-properties fo:background-color="#81d41a" style:text-align-source="fix" style:repeat-content="false"/>
      <style:paragraph-properties fo:text-align="start" fo:margin-left="0in"/>
    </style:style>
    <style:style style:name="ce19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22"/>
    <style:style style:name="ce21" style:family="table-cell" style:parent-style-name="Default" style:data-style-name="N124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 style:data-style-name="N0">
      <style:table-cell-properties fo:background-color="#81d41a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7" table:default-cell-style-name="ce1"/>
        <table:table-column table:style-name="co9" table:default-cell-style-name="ce1"/>
        <table:table-column table:style-name="co10" table:number-columns-repeated="1012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INSTRUCTION SET</text:p>
          </table:table-cell>
          <table:table-cell table:style-name="ce10" office:value-type="string" calcext:value-type="string">
            <text:p>INSTRUCTION</text:p>
          </table:table-cell>
          <table:table-cell table:style-name="ce10" office:value-type="string" calcext:value-type="string">
            <text:p>OPCODE</text:p>
          </table:table-cell>
          <table:table-cell table:style-name="ce10" office:value-type="string" calcext:value-type="string">
            <text:p>OPCODE NAME</text:p>
          </table:table-cell>
          <table:table-cell table:style-name="ce10" office:value-type="string" calcext:value-type="string">
            <text:p>FUNCT3</text:p>
          </table:table-cell>
          <table:table-cell table:style-name="ce10" office:value-type="string" calcext:value-type="string">
            <text:p>FUNCT7</text:p>
          </table:table-cell>
          <table:table-cell table:style-name="ce10" office:value-type="string" calcext:value-type="string">
            <text:p>FUNCT12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JALR</text:p>
          </table:table-cell>
          <table:table-cell table:style-name="ce14" office:value-type="float" office:value="1100111" calcext:value-type="float">
            <text:p>1100111</text:p>
          </table:table-cell>
          <table:table-cell table:style-name="ce14" office:value-type="string" calcext:value-type="string">
            <text:p>JALR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Jump and link register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EQ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equa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B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by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B</text:p>
          </table:table-cell>
          <table:table-cell table:style-name="ce14" office:value-type="float" office:value="100011" calcext:value-type="float">
            <text:p>0100011</text:p>
          </table:table-cell>
          <table:table-cell table:style-name="ce14" office:value-type="string" calcext:value-type="string">
            <text:p>STORE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tore by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DD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dd immi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DD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d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UB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float" office:value="100000" calcext:value-type="float">
            <text:p>01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ubstract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FENCE</text:p>
          </table:table-cell>
          <table:table-cell table:style-name="ce14" office:value-type="float" office:value="1111" calcext:value-type="float">
            <text:p>0001111</text:p>
          </table:table-cell>
          <table:table-cell table:style-name="ce14" office:value-type="string" calcext:value-type="string">
            <text:p>MISC-MEM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Fence – implemented as NOP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NE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" calcext:value-type="float">
            <text:p>0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not equa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H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" calcext:value-type="float">
            <text:p>0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half-wor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H</text:p>
          </table:table-cell>
          <table:table-cell table:style-name="ce14" office:value-type="float" office:value="100011" calcext:value-type="float">
            <text:p>0100011</text:p>
          </table:table-cell>
          <table:table-cell table:style-name="ce14" office:value-type="string" calcext:value-type="string">
            <text:p>STORE</text:p>
          </table:table-cell>
          <table:table-cell table:style-name="ce18" office:value-type="float" office:value="1" calcext:value-type="float">
            <text:p>0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S</text:p>
          </table:table-cell>
          <table:table-cell table:style-name="ce22" office:value-type="string" calcext:value-type="string">
            <text:p>TESTED</text:p>
          </table:table-cell>
          <table:table-cell table:style-name="ce11" office:value-type="string" calcext:value-type="string">
            <text:p>Store half-wor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L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" calcext:value-type="float">
            <text:p>0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left logical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L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" calcext:value-type="float">
            <text:p>0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left logica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W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0" calcext:value-type="float">
            <text:p>0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wor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W</text:p>
          </table:table-cell>
          <table:table-cell table:style-name="ce14" office:value-type="float" office:value="100011" calcext:value-type="float">
            <text:p>0100011</text:p>
          </table:table-cell>
          <table:table-cell table:style-name="ce14" office:value-type="string" calcext:value-type="string">
            <text:p>STORE</text:p>
          </table:table-cell>
          <table:table-cell table:style-name="ce18" office:value-type="float" office:value="10" calcext:value-type="float">
            <text:p>0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tore wor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" calcext:value-type="float">
            <text:p>0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on less than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" calcext:value-type="float">
            <text:p>01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less than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IU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1" calcext:value-type="float">
            <text:p>01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on less than immediate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U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1" calcext:value-type="float">
            <text:p>01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less than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LT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less than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BU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byte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XOR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Exclusive or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XOR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Exclusive or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GE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01" calcext:value-type="float">
            <text:p>1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greather than or equa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HU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01" calcext:value-type="float">
            <text:p>1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half-word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L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logical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A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100000" calcext:value-type="float">
            <text:p>01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arithmetic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L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logical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A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100000" calcext:value-type="float">
            <text:p>01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arithmetic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LTU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10" calcext:value-type="float">
            <text:p>1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less than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OR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10" calcext:value-type="float">
            <text:p>1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Or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OR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10" calcext:value-type="float">
            <text:p>11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Or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GEU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11" calcext:value-type="float">
            <text:p>11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greater than or equal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ND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11" calcext:value-type="float">
            <text:p>11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nd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ND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11" calcext:value-type="float">
            <text:p>11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nd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UI</text:p>
          </table:table-cell>
          <table:table-cell table:style-name="ce14" office:value-type="float" office:value="110111" calcext:value-type="float">
            <text:p>0110111</text:p>
          </table:table-cell>
          <table:table-cell table:style-name="ce14" office:value-type="string" calcext:value-type="string">
            <text:p>LUI</text:p>
          </table:table-cell>
          <table:table-cell table:style-name="ce18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upper immi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UIPC</text:p>
          </table:table-cell>
          <table:table-cell table:style-name="ce14" office:value-type="float" office:value="10111" calcext:value-type="float">
            <text:p>0010111</text:p>
          </table:table-cell>
          <table:table-cell table:style-name="ce14" office:value-type="string" calcext:value-type="string">
            <text:p>AUIPC</text:p>
          </table:table-cell>
          <table:table-cell table:style-name="ce18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dd upper immidiate program counter</text:p>
          </table:table-cell>
          <table:table-cell table:style-name="ce1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JAL</text:p>
          </table:table-cell>
          <table:table-cell table:style-name="ce14" office:value-type="float" office:value="1101111" calcext:value-type="float">
            <text:p>1101111</text:p>
          </table:table-cell>
          <table:table-cell table:style-name="ce14" office:value-type="string" calcext:value-type="string">
            <text:p>JAL </text:p>
          </table:table-cell>
          <table:table-cell table:style-name="ce18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Jump and link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rivileged</text:p>
          </table:table-cell>
          <table:table-cell table:style-name="ce13" office:value-type="string" calcext:value-type="string">
            <text:p>ECALL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0" calcext:value-type="float">
            <text:p>000</text:p>
          </table:table-cell>
          <table:table-cell table:style-name="ce16" office:value-type="string" calcext:value-type="string">
            <text:p>/</text:p>
          </table:table-cell>
          <table:table-cell table:style-name="ce21" office:value-type="float" office:value="0" calcext:value-type="float">
            <text:p>000000000000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Enviroment cal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rivileged</text:p>
          </table:table-cell>
          <table:table-cell table:style-name="ce13" office:value-type="string" calcext:value-type="string">
            <text:p>EBREAK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0" calcext:value-type="float">
            <text:p>000</text:p>
          </table:table-cell>
          <table:table-cell table:style-name="ce16" office:value-type="string" calcext:value-type="string">
            <text:p>/</text:p>
          </table:table-cell>
          <table:table-cell table:style-name="ce21" office:value-type="float" office:value="1" calcext:value-type="float">
            <text:p>000000000001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Transfer controll to debugging enviroment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rivileged</text:p>
          </table:table-cell>
          <table:table-cell table:style-name="ce13" office:value-type="string" calcext:value-type="string">
            <text:p>MRET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0" calcext:value-type="float">
            <text:p>000</text:p>
          </table:table-cell>
          <table:table-cell table:style-name="ce16" office:value-type="string" calcext:value-type="string">
            <text:p>/</text:p>
          </table:table-cell>
          <table:table-cell table:style-name="ce21" office:value-type="float" office:value="1100000010" calcext:value-type="float">
            <text:p>001100000010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Return from trap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rivileged</text:p>
          </table:table-cell>
          <table:table-cell table:style-name="ce13" office:value-type="string" calcext:value-type="string">
            <text:p>WFI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0" calcext:value-type="float">
            <text:p>000</text:p>
          </table:table-cell>
          <table:table-cell table:style-name="ce16" office:value-type="string" calcext:value-type="string">
            <text:p>/</text:p>
          </table:table-cell>
          <table:table-cell table:style-name="ce21" office:value-type="float" office:value="100000101" calcext:value-type="float">
            <text:p>000100000101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Wait for interrupt – implemented as NOP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Zicsr</text:p>
          </table:table-cell>
          <table:table-cell table:style-name="ce11" office:value-type="string" calcext:value-type="string">
            <text:p>CSRRW</text:p>
          </table:table-cell>
          <table:table-cell table:style-name="ce14" office:value-type="float" office:value="1110011" calcext:value-type="float">
            <text:p>1110011</text:p>
          </table:table-cell>
          <table:table-cell table:style-name="ce14" office:value-type="string" calcext:value-type="string">
            <text:p>SYSTEM</text:p>
          </table:table-cell>
          <table:table-cell table:style-name="ce18" office:value-type="float" office:value="1" calcext:value-type="float">
            <text:p>001</text:p>
          </table:table-cell>
          <table:table-cell table:style-name="ce14" office:value-type="float" office:value="1" calcext:value-type="float">
            <text:p>000000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Control and status register atomic read/wri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Zicsr</text:p>
          </table:table-cell>
          <table:table-cell table:style-name="ce11" office:value-type="string" calcext:value-type="string">
            <text:p>CSRRS</text:p>
          </table:table-cell>
          <table:table-cell table:style-name="ce14" office:value-type="float" office:value="1110011" calcext:value-type="float">
            <text:p>1110011</text:p>
          </table:table-cell>
          <table:table-cell table:style-name="ce14" office:value-type="string" calcext:value-type="string">
            <text:p>SYSTEM</text:p>
          </table:table-cell>
          <table:table-cell table:style-name="ce18" office:value-type="float" office:value="10" calcext:value-type="float">
            <text:p>010</text:p>
          </table:table-cell>
          <table:table-cell table:style-name="ce14" office:value-type="float" office:value="1" calcext:value-type="float">
            <text:p>000000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22" office:value-type="string" calcext:value-type="string">
            <text:p>Control and status register atomic read and set bits in CSR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Zicsr</text:p>
          </table:table-cell>
          <table:table-cell table:style-name="ce11" office:value-type="string" calcext:value-type="string">
            <text:p>CSRRC</text:p>
          </table:table-cell>
          <table:table-cell table:style-name="ce14" office:value-type="float" office:value="1110011" calcext:value-type="float">
            <text:p>1110011</text:p>
          </table:table-cell>
          <table:table-cell table:style-name="ce14" office:value-type="string" calcext:value-type="string">
            <text:p>SYSTEM</text:p>
          </table:table-cell>
          <table:table-cell table:style-name="ce18" office:value-type="float" office:value="11" calcext:value-type="float">
            <text:p>011</text:p>
          </table:table-cell>
          <table:table-cell table:style-name="ce14" office:value-type="float" office:value="1" calcext:value-type="float">
            <text:p>000000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Control and status register atomic read and clear bits in CSR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Zicsr</text:p>
          </table:table-cell>
          <table:table-cell table:style-name="ce11" office:value-type="string" calcext:value-type="string">
            <text:p>CSRRWI</text:p>
          </table:table-cell>
          <table:table-cell table:style-name="ce14" office:value-type="float" office:value="1110011" calcext:value-type="float">
            <text:p>1110011</text:p>
          </table:table-cell>
          <table:table-cell table:style-name="ce14" office:value-type="string" calcext:value-type="string">
            <text:p>SYSTEM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1" calcext:value-type="float">
            <text:p>000000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Control and status register atomic read and write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Zicsr</text:p>
          </table:table-cell>
          <table:table-cell table:style-name="ce11" office:value-type="string" calcext:value-type="string">
            <text:p>CSRRSI</text:p>
          </table:table-cell>
          <table:table-cell table:style-name="ce14" office:value-type="float" office:value="1110011" calcext:value-type="float">
            <text:p>1110011</text:p>
          </table:table-cell>
          <table:table-cell table:style-name="ce14" office:value-type="string" calcext:value-type="string">
            <text:p>SYSTEM</text:p>
          </table:table-cell>
          <table:table-cell table:style-name="ce18" office:value-type="float" office:value="110" calcext:value-type="float">
            <text:p>110</text:p>
          </table:table-cell>
          <table:table-cell table:style-name="ce14" office:value-type="float" office:value="1" calcext:value-type="float">
            <text:p>000000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Control and status register atomic read and set bits in CSR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Zicsr</text:p>
          </table:table-cell>
          <table:table-cell table:style-name="ce11" office:value-type="string" calcext:value-type="string">
            <text:p>CSRRCI</text:p>
          </table:table-cell>
          <table:table-cell table:style-name="ce14" office:value-type="float" office:value="1110011" calcext:value-type="float">
            <text:p>1110011</text:p>
          </table:table-cell>
          <table:table-cell table:style-name="ce14" office:value-type="string" calcext:value-type="string">
            <text:p>SYSTEM</text:p>
          </table:table-cell>
          <table:table-cell table:style-name="ce18" office:value-type="float" office:value="111" calcext:value-type="float">
            <text:p>111</text:p>
          </table:table-cell>
          <table:table-cell table:style-name="ce14" office:value-type="float" office:value="1" calcext:value-type="float">
            <text:p>000000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Control and status register atomic read and clear bits in CSR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3"/>
          <table:table-cell table:style-name="ce13"/>
          <table:table-cell table:style-name="ce16" table:number-columns-repeated="2"/>
          <table:table-cell table:style-name="ce19"/>
          <table:table-cell table:style-name="ce13" table:number-columns-repeated="6"/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L58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number:number-style style:name="N123">
      <number:number number:decimal-places="0" loext:min-decimal-places="0" number:min-integer-digits="0"/>
    </number:number-style>
    <number:number-style style:name="N124">
      <number:number number:decimal-places="0" loext:min-decimal-places="0" number:min-integer-digits="12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12:10:49.091630524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2-02-24T15:31:53.467092862</dc:date>
    <meta:editing-cycles>61</meta:editing-cycles>
    <meta:editing-duration>P9DT12H43M50S</meta:editing-duration>
    <meta:document-statistic meta:table-count="1" meta:cell-count="487" meta:object-count="0"/>
  </office:meta>
</office:document-meta>
</file>